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58cm"/>
    </style:style>
    <style:style style:name="co2" style:family="table-column">
      <style:table-column-properties fo:break-before="auto" style:column-width="6.763cm"/>
    </style:style>
    <style:style style:name="co3" style:family="table-column">
      <style:table-column-properties fo:break-before="auto" style:column-width="6.786cm"/>
    </style:style>
    <style:style style:name="co4" style:family="table-column">
      <style:table-column-properties fo:break-before="auto" style:column-width="6.7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9.135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8.74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15.453cm" fo:break-before="auto" style:use-optimal-row-height="true"/>
    </style:style>
    <style:style style:name="ro11" style:family="table-row">
      <style:table-row-properties style:row-height="11.504cm" fo:break-before="auto" style:use-optimal-row-height="true"/>
    </style:style>
    <style:style style:name="ro12" style:family="table-row">
      <style:table-row-properties style:row-height="6.765cm" fo:break-before="auto" style:use-optimal-row-height="true"/>
    </style:style>
    <style:style style:name="ro13" style:family="table-row">
      <style:table-row-properties style:row-height="4.791cm" fo:break-before="auto" style:use-optimal-row-height="true"/>
    </style:style>
    <style:style style:name="ro14" style:family="table-row">
      <style:table-row-properties style:row-height="12.294cm" fo:break-before="auto" style:use-optimal-row-height="true"/>
    </style:style>
    <style:style style:name="ro15" style:family="table-row">
      <style:table-row-properties style:row-height="2.422cm" fo:break-before="auto" style:use-optimal-row-height="true"/>
    </style:style>
    <style:style style:name="ro16" style:family="table-row">
      <style:table-row-properties style:row-height="5.1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4" style:family="table-cell" style:parent-style-name="Default">
      <style:table-cell-properties fo:background-color="#dee6ef" fo:wrap-option="wrap"/>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UY"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s" fo:country="UY"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ee6ef"/>
    </style:style>
  </office:automatic-styles>
  <office:body>
    <office:spreadsheet>
      <table:calculation-settings table:automatic-find-labels="false" table:use-regular-expressions="false" table:use-wildcards="true"/>
      <table:table table:name="Hoja1" table:style-name="ta1">
        <table:table-column table:style-name="co1" table:default-cell-style-name="ce1"/>
        <table:table-column table:style-name="co2" table:default-cell-style-name="ce6"/>
        <table:table-column table:style-name="co3" table:default-cell-style-name="ce1"/>
        <table:table-column table:style-name="co4" table:number-columns-repeated="2" table:default-cell-style-name="ce1"/>
        <table:table-column table:style-name="co5" table:number-columns-repeated="1019" table:default-cell-style-name="Default"/>
        <table:table-row table:style-name="ro1">
          <table:table-cell table:style-name="Default"/>
          <table:table-cell table:style-name="Default" office:value-type="string" calcext:value-type="string">
            <text:p>UbuntuPit</text:p>
          </table:table-cell>
          <table:table-cell table:style-name="Default" table:number-columns-repeated="3"/>
          <table:table-cell table:number-columns-repeated="1019"/>
        </table:table-row>
        <table:table-row table:style-name="ro1">
          <table:table-cell table:style-name="Default"/>
          <table:table-cell table:style-name="Default" office:value-type="string" calcext:value-type="string">
            <text:p>https://www.ubuntupit.com/best-python-libraries-and-packages-for-beginners/</text:p>
          </table:table-cell>
          <table:table-cell table:style-name="Default"/>
          <table:table-cell table:style-name="Default" office:value-type="string" calcext:value-type="string">
            <text:p>https://pythongeeks.org/important-python-libraries/</text:p>
          </table:table-cell>
          <table:table-cell table:style-name="Default" office:value-type="string" calcext:value-type="string">
            <text:p>https://technostacks.com/blog/python-libraries/</text:p>
          </table:table-cell>
          <table:table-cell table:number-columns-repeated="1019"/>
        </table:table-row>
        <table:table-row table:style-name="ro1">
          <table:table-cell table:style-name="Default" table:number-columns-repeated="5"/>
          <table:table-cell table:number-columns-repeated="1019"/>
        </table:table-row>
        <table:table-row table:style-name="ro2">
          <table:table-cell office:value-type="string" calcext:value-type="string">
            <text:p>Arrow – Dates and time</text:p>
          </table:table-cell>
          <table:table-cell table:style-name="ce5" office:value-type="string" calcext:value-type="string">
            <text:p>Arrow is a practical python library. It is a friendly library that basically works with dates and times. Arrow comes with a smart API. This API supports many general schemes. It is an interesting library. Beginners with basic knowledge of coding can get pretty well with Arrow.</text:p>
          </table:table-cell>
          <table:table-cell table:number-columns-repeated="1022"/>
        </table:table-row>
        <table:table-row table:style-name="ro3">
          <table:table-cell table:style-name="ce4" office:value-type="string" calcext:value-type="string">
            <text:p>BeautifulSoup – HTML, XML</text:p>
          </table:table-cell>
          <table:table-cell office:value-type="string" calcext:value-type="string">
            <text:p>BeautifulSoup is a great python library. It is used for parsing. It can parse different broken HTML and XML documents, as well. It offers an easy way for web scraping by extracting direct data from HTML. Many professionals are really happy with its amazing performance. It can save quite a lot of time on your day.</text:p>
          </table:table-cell>
          <table:table-cell table:style-name="ce4"/>
          <table:table-cell table:style-name="ce4" office:value-type="string" calcext:value-type="string">
            <text:p>BeautifulSoup: It is a web scraping library that is used to get data from HTML and XML files. It is a great tool for beginners interested in extracting data as it represents the data. In the information in the form of a parse tree which is human readable. It is also easy to navigate, search and modify the parse tree. Other modules which we can refer to for web scraping are Scrapy and Selenium.</text:p>
          </table:table-cell>
          <table:table-cell table:style-name="ce4"/>
          <table:table-cell table:style-name="ce7" table:number-columns-repeated="1019"/>
        </table:table-row>
        <table:table-row table:style-name="ro4">
          <table:table-cell table:style-name="ce4" office:value-type="string" calcext:value-type="string">
            <text:p>Bokeh – Data visualization</text:p>
          </table:table-cell>
          <table:table-cell office:value-type="string" calcext:value-type="string">
            <text:p>Bokeh is a data visualization library for python. It allows interactive data visualization. It is a special package, and it works quite differently than other data visualization libraries. This is because Bokeh uses HTML and <text:a xlink:href="https://www.ubuntupit.com/best-javascript-frameworks-and-libraries/" xlink:type="simple">JavaScript</text:a> to provide its graphics, which makes it a reliable platform for contributing to dashboards and applications that are web-based.</text:p>
          </table:table-cell>
          <table:table-cell table:style-name="ce4" table:number-columns-repeated="2"/>
          <table:table-cell table:style-name="ce4" office:value-type="string" calcext:value-type="string">
            <text:p>Bokeh. This is the data visualization library for Python and will be allowing interactive visualization. It makes use of HTML CSS JavaScript for providing the graphics. That said, it turns out to be reliable for contribution to web-based applications. Bokeh, one of the open-source libraries available in Python, is highly flexible and will make it easier to go ahead with the conversion of the visualization written in the other libraries. The data visualisation library for Python makes use of straightforward commands for the creation of the composite statistic.</text:p>
          </table:table-cell>
          <table:table-cell table:style-name="ce7" table:number-columns-repeated="1019"/>
        </table:table-row>
        <table:table-row table:style-name="ro5">
          <table:table-cell office:value-type="string" calcext:value-type="string">
            <text:p>Chainer – Deep learning</text:p>
          </table:table-cell>
          <table:table-cell table:style-name="ce1" office:value-type="string" calcext:value-type="string">
            <text:p>-</text:p>
          </table:table-cell>
          <table:table-cell table:number-columns-repeated="2"/>
          <table:table-cell office:value-type="string" calcext:value-type="string">
            <text:p>Chainer. This is one of the best Python libraries that comes with the complete Python package aimed at increasing the flexibility of the deep learning models. It has some crucial focus including the transportation systems, manufacturing industry, as well as a bio–health care. A Transportation system finds use in helping with automatic driving cars and has been utilized by even Toyota motors. The manufacturing industry also sees the use of this Python library right from object recognition to optimization. It finds use effectively for robotics and the other machine learning tools by healthcare systems. They are also utilizing this library for dealing with the sincerity of Cancer. They are using the Python library to research the various medical images, especially when it comes to the diagnosis of cancer cells. The installation project is also used, making it easier for you to go ahead with utilizing it.</text:p>
          </table:table-cell>
          <table:table-cell table:number-columns-repeated="1019"/>
        </table:table-row>
        <table:table-row table:style-name="ro6">
          <table:table-cell office:value-type="string" calcext:value-type="string">
            <text:p>DeLorean – Date and time</text:p>
          </table:table-cell>
          <table:table-cell table:style-name="ce5" office:value-type="string" calcext:value-type="string">
            <text:p>Delorean is a python library for enhancing DateTime. With Delorean, as the name suggests, you can easily organize the time for your python projects. All it needs is an authentic DateTime object (which should be Python-based) to work. Moreover, it can work quite well with other python DateTime libraries, as well.</text:p>
          </table:table-cell>
          <table:table-cell table:number-columns-repeated="1022"/>
        </table:table-row>
        <table:table-row table:style-name="ro4">
          <table:table-cell office:value-type="string" calcext:value-type="string">
            <text:p>Django</text:p>
          </table:table-cell>
          <table:table-cell table:style-name="ce1" office:value-type="string" calcext:value-type="string">
            <text:p>-</text:p>
          </table:table-cell>
          <table:table-cell/>
          <table:table-cell office:value-type="string" calcext:value-type="string">
            <text:p>Django. Django is a high level Python web framework used for building almost any website. It allied with content management and wikis. It is a great start to expertise in web development. Django can work with any client-side framework. It also delivers content in almost any format which includes HTML, RSS feeds, JSON, XML, etc. In addition, one does not need to write everything from scratch, so it makes the development process easier and faster. Another framework used for this purpose is Pyramid. Other micro web frameworks include Flask and Bottle.</text:p>
          </table:table-cell>
          <table:table-cell table:number-columns-repeated="1020"/>
        </table:table-row>
        <table:table-row table:style-name="ro7">
          <table:table-cell office:value-type="string" calcext:value-type="string">
            <text:p>Eli5 – Machine learning</text:p>
          </table:table-cell>
          <table:table-cell table:style-name="ce1" office:value-type="string" calcext:value-type="string">
            <text:p>-</text:p>
          </table:table-cell>
          <table:table-cell table:number-columns-repeated="2"/>
          <table:table-cell office:value-type="string" calcext:value-type="string">
            <text:p>Eli5. Eli5 for making the results of the machine learning model predictions accurate. It does so by activating the machine learning library built-in Python will be helping in overcoming several challenges. It works in the form of the combination of the visualization as well as debugging of all the machine learning models while also keeping track of all the working setups. When it comes to utilizing the algorithm, it is supportive of libraries including Skykit learn and several other top python libraries. Mathematical applications always require a lot of computations whenever it comes to doing them in a short time. In this regard, this library will be working a vital role whenever it comes to the dependencies with the other Python packages. The Legacy applications, alongside the implementation of the new methodologies in the various fields, make it stand out.</text:p>
          </table:table-cell>
          <table:table-cell table:number-columns-repeated="1019"/>
        </table:table-row>
        <table:table-row table:style-name="ro6">
          <table:table-cell office:value-type="string" calcext:value-type="string">
            <text:p>Fire – CLI creation</text:p>
          </table:table-cell>
          <table:table-cell table:style-name="ce5" office:value-type="string" calcext:value-type="string">
            <text:p>Fire is an open-source python library. It can automatically generate CLIs (command-line interfaces). Even to do so, you will be just needing a few lines of code. Fire is a powerful library that can derive CLIs from literally any python objects. It is used by Google as well to create a command line and different experiment management tools as well.</text:p>
          </table:table-cell>
          <table:table-cell table:number-columns-repeated="1022"/>
        </table:table-row>
        <table:table-row table:style-name="ro6">
          <table:table-cell office:value-type="string" calcext:value-type="string">
            <text:p>Flashtext – word replacement</text:p>
          </table:table-cell>
          <table:table-cell table:style-name="ce5" office:value-type="string" calcext:value-type="string">
            <text:p>FlashText is another python library that offers easy search and replacement of words from documents. All FlashText needs is a set of words and string. Then it identifies some words as keywords and replaces them from Text Data. It is a very effective library. People who are struggling with word replacement can choose it with confidence.</text:p>
          </table:table-cell>
          <table:table-cell table:number-columns-repeated="1022"/>
        </table:table-row>
        <table:table-row table:style-name="ro8">
          <table:table-cell office:value-type="string" calcext:value-type="string">
            <text:p>Gensim – NLP</text:p>
          </table:table-cell>
          <table:table-cell table:style-name="ce5" office:value-type="string" calcext:value-type="string">
            <text:p>Gensim is another python natural library processing library. This library, however, has a moderated level of functionalities. But whatever it does, it does good. It is a smart library for unorganized topic modeling and document resemblance analysis. It uses advanced statistical ML to solve any issues. To get your handful of NLP tasks done, you should give Gensim a tr</text:p>
          </table:table-cell>
          <table:table-cell table:number-columns-repeated="1022"/>
        </table:table-row>
        <table:table-row table:style-name="ro9">
          <table:table-cell office:value-type="string" calcext:value-type="string">
            <text:p>Hebel – Deep learning with neural networks</text:p>
          </table:table-cell>
          <table:table-cell table:style-name="ce1" office:value-type="string" calcext:value-type="string">
            <text:p>-</text:p>
          </table:table-cell>
          <table:table-cell table:number-columns-repeated="2"/>
          <table:table-cell office:value-type="string" calcext:value-type="string">
            <text:p>Hebel. This is the Python library that serves in the form of a tool for deep learning with the utilization of neural networks, including the GPU acceleration. It is pretty favorable for the implementation of the feed-forward neural network for the classification and regression on multiple tasks. Many other models, including the autoencoder, convolutional neural network, and restricted Boltzmann machines, are planned for working in the future.</text:p>
          </table:table-cell>
          <table:table-cell table:number-columns-repeated="1019"/>
        </table:table-row>
        <table:table-row table:style-name="ro10">
          <table:table-cell table:style-name="ce4" office:value-type="string" calcext:value-type="string">
            <text:p>Keras – Machine learning</text:p>
          </table:table-cell>
          <table:table-cell office:value-type="string" calcext:value-type="string">
            <text:p>People who want to learn deep neural networks, Keras can be a real good choice for them. Keras is an open-source deep neural network library. It is written in Python. Keras provides an effective inspection policy over detailed networks. Developers who work with Keras are impressed with its user-friendly and modular structure.</text:p>
          </table:table-cell>
          <table:table-cell table:style-name="ce4" table:number-columns-repeated="2"/>
          <table:table-cell table:style-name="ce4" office:value-type="string" calcext:value-type="string">
            <text:p>Keras. Keras has been considered one of the coolest machine learning libraries usually associated with Python. The Python developer prefers it as it works with the more accessible mechanism for the expression of neural networks. In addition to that, it can also provide better utilities for combining the model’s visualization of the graph as well as the processing of the data sets. In the backend, it finds use in a popular way in some of the most popular neural networks. Keras for its capabilities is better when compared to the other machine learning libraries. By using the backend infrastructure, the computational graph ensures that it will offer the functionality of performing the operations efficiently. It runs smoothly both on the GPU and CPU. in addition, it is supportive of almost all the models of a neural network. It stays fully connected and is convolutional. In addition to that, it will be working with the patterns like pooling. The python library finds use in combination with building complex models. The modular Python library is incredibly expressive and is also flexible. The completely Python-based Framework finds use for debugging and exploring. You can start with utilizing it in the different platforms, and it is already finding use in Netflix, Uber, instacart, and many others. Keras contains numerous implementations with neural network building blocks such as layers, optimizers, objectives, activation functions, and a host of tools. Keras provides many pre-processed data sets and pre-trained models. Deep-learning researchers favour Keras.</text:p>
          </table:table-cell>
          <table:table-cell table:style-name="ce7" table:number-columns-repeated="1019"/>
        </table:table-row>
        <table:table-row table:style-name="ro11">
          <table:table-cell office:value-type="string" calcext:value-type="string">
            <text:p>LightGBM – Machine learning Gradient Boosting </text:p>
          </table:table-cell>
          <table:table-cell table:style-name="ce1" office:value-type="string" calcext:value-type="string">
            <text:p>-</text:p>
          </table:table-cell>
          <table:table-cell table:number-columns-repeated="2"/>
          <table:table-cell office:value-type="string" calcext:value-type="string">
            <text:p>LightGBM. Gradient boosting has become one of the most popular machine learning libraries till now, helping the developers build the new algorithms by utilizing The Reader to find an element in models and the decision trees. Therefore, there are special elements finding a use for the efficient implementation of this method. One of the top Python libraries for machine learning, LightGBM comes inclusive of the lightGBM, boost, and more. The library is finding use and helping solve the common problems associated with the performance. Overall, it serves as a fast computation library that ensures high productivity and efficiency. In addition to that, it is user-friendly. The deep learning libraries make it favorable to proceed with the operations in the different setups. The best part is that it will not produce errors whenever you are considering the values and the Canonical values. The library provides a highly scalable implementation and is optimized for gradient boosting, making it one of the most popular choices among machine learning developers. Most machine learning full-stack developers are winning the machine learning competitions with such algorithms.</text:p>
          </table:table-cell>
          <table:table-cell table:number-columns-repeated="1019"/>
        </table:table-row>
        <table:table-row table:style-name="ro6">
          <table:table-cell office:value-type="string" calcext:value-type="string">
            <text:p>Mahotas – Image processing</text:p>
          </table:table-cell>
          <table:table-cell table:style-name="ce5" office:value-type="string" calcext:value-type="string">
            <text:p>Mahotas is another Python image processing library. It is also known as a computer vision library, as well. Mahotas offers quite traditional functionality for image processing. It is a real fast library. And comes with a well-organized code. In fact, Mahotas offers the least dependencies to any other third party platforms.</text:p>
          </table:table-cell>
          <table:table-cell table:number-columns-repeated="1022"/>
        </table:table-row>
        <table:table-row table:style-name="ro4">
          <table:table-cell office:value-type="string" calcext:value-type="string">
            <text:p>MILK – Machine Learning, supervised classification</text:p>
          </table:table-cell>
          <table:table-cell table:style-name="ce1"/>
          <table:table-cell table:number-columns-repeated="2"/>
          <table:table-cell office:value-type="string" calcext:value-type="string">
            <text:p>MILK. This is the machine learning toolkit in Python focused on the supervised classification alongside the range of the classifiers available. Random forests and the decision trees are also part of the range of the combination of the classifiers. It will be giving you the different classification systems whenever it comes to the unsupervised learning method and makes use of clustering and affinity propagation. <text:s text:c="3"/>There is a strong emphasis placed on speed and low memory usage. Therefore, most of the performance-sensitive codes are available in C++.</text:p>
          </table:table-cell>
          <table:table-cell table:number-columns-repeated="1019"/>
        </table:table-row>
        <table:table-row table:style-name="ro6">
          <table:table-cell office:value-type="string" calcext:value-type="string">
            <text:p>NetworkX – Grafos y redes</text:p>
          </table:table-cell>
          <table:table-cell table:style-name="ce5" office:value-type="string" calcext:value-type="string">
            <text:p>NetworkX is another python package. It offers immense solutions for studying and diagnosing graphs of all levels. It also helps you to develop and influence the architecture, motion, and functionalities of high-quality networks. It is a free python package and released under the new BSD license.</text:p>
          </table:table-cell>
          <table:table-cell table:number-columns-repeated="1022"/>
        </table:table-row>
        <table:table-row table:style-name="ro8">
          <table:table-cell table:style-name="ce4" office:value-type="string" calcext:value-type="string">
            <text:p>NLTK – Natural Language Processing.</text:p>
          </table:table-cell>
          <table:table-cell office:value-type="string" calcext:value-type="string">
            <text:p>NLTK a.k.a Natural language toolkit is one of the most popular python NLP libraries. It is a set of language processing libraries and other programs that cumulatively provide a numerical and symbolic language processing solution for English only. It is written in Python. With NLTK, natural language processing with python has become more standard and ideal.</text:p>
          </table:table-cell>
          <table:table-cell table:style-name="ce4" table:number-columns-repeated="2"/>
          <table:table-cell table:style-name="ce4" office:value-type="string" calcext:value-type="string">
            <text:p>NLTK. Natural Language Toolkit is one of the famous Python NLP Libraries. Natural Language toolkit contains a set of processing libraries providing processing solutions for numerical and symbolic language processing. The Natural Language toolkit comes with a dynamic discussion forum that allows you to discuss any issues.</text:p>
          </table:table-cell>
          <table:table-cell table:style-name="ce7" table:number-columns-repeated="1019"/>
        </table:table-row>
        <table:table-row table:style-name="ro12">
          <table:table-cell office:value-type="string" calcext:value-type="string">
            <text:p>NuPIC</text:p>
          </table:table-cell>
          <table:table-cell table:style-name="ce1" office:value-type="string" calcext:value-type="string">
            <text:p>-</text:p>
          </table:table-cell>
          <table:table-cell table:number-columns-repeated="2"/>
          <table:table-cell office:value-type="string" calcext:value-type="string">
            <text:p>NuPIC. The Numenta Platform for Intelligent Computing (NuPIC) platform has been serving in the form of one of the python libraries in 2022 to implement the HTM learning algorithm and make it a public source. The foundation for future machine learning algorithms has been based on the neocortex. This is the Python library used to rapidly prototype machine learning models. In addition to that, it can also ensure providing the simple declarative Syntax for exploring the features transformation algorithms. Pandas-based machine learning Framework finds use seamlessly with the existing Python machine learning and statistical tools.</text:p>
          </table:table-cell>
          <table:table-cell table:number-columns-repeated="1019"/>
        </table:table-row>
        <table:table-row table:style-name="ro8">
          <table:table-cell office:value-type="string" calcext:value-type="string">
            <text:p>OpenCV Python – Computer vision</text:p>
          </table:table-cell>
          <table:table-cell table:style-name="ce5" office:value-type="string" calcext:value-type="string">
            <text:p>OpenCV, a.k.a Open Source Computer Vision is a python package for image processing. It monitors overall functions that are focused on instant computer vision. Although OpenCV has no proper documentation, according to many developers, it is one of the hardest libraries to learn. However, it does provide many inbuilt functions through which you learn Computer vision easily.</text:p>
          </table:table-cell>
          <table:table-cell table:number-columns-repeated="1022"/>
        </table:table-row>
        <table:table-row table:style-name="ro8">
          <table:table-cell table:style-name="ce4"/>
          <table:table-cell office:value-type="string" calcext:value-type="string">
            <text:p>Pillow is actually a fork of PIL – Python Image Library. At first, pillow was mainly based on the PIL code-structure. But later, it transformed into something more friendly and better. Experts say Pillow is actually a modern version of PIL. However, pillow is your trusted company while working with images or any type of image format.</text:p>
          </table:table-cell>
          <table:table-cell table:style-name="ce4"/>
          <table:table-cell table:style-name="ce4" office:value-type="string" calcext:value-type="string">
            <text:p>Pillow. If you are interested in image processing then PIL or Pillow is a must-have Python library. It provides simple and easy-to-use commands to open, manipulate, and save different image file formats. It is a good place to start for a beginner. To go deep into it, one can choose OpenCv that helps us to perform complex image processing algorithms.</text:p>
          </table:table-cell>
          <table:table-cell table:style-name="ce4"/>
          <table:table-cell table:style-name="ce7" table:number-columns-repeated="1019"/>
        </table:table-row>
        <table:table-row table:style-name="ro6">
          <table:table-cell office:value-type="string" calcext:value-type="string">
            <text:p>Poetry – Python packaging and dependencies</text:p>
          </table:table-cell>
          <table:table-cell table:style-name="ce5" office:value-type="string" calcext:value-type="string">
            <text:p>Poetry is an easy tool for Python. It allows you to manage python packaging and dependencies. While your project depends on several libraries, Poetry allows you to handle them easily. It is compatible with different python versions. And developers are focused on making it work evenly on Windows, OsX, and Linux as well.</text:p>
          </table:table-cell>
          <table:table-cell table:number-columns-repeated="1022"/>
        </table:table-row>
        <table:table-row table:style-name="ro8">
          <table:table-cell table:style-name="ce4" office:value-type="string" calcext:value-type="string">
            <text:p>PyGame – Develop 2D games</text:p>
          </table:table-cell>
          <table:table-cell office:value-type="string" calcext:value-type="string">
            <text:p>PyGame is a wrapper module for Python. It is a set of python functions and classes dedicated to writing video games mainly. However, you can also write other multi-media applications with PyGame as well. These applications and games are highly consistent. PyGame is a community-driven project since 2000, and for beginners, it is really easy to learn.</text:p>
          </table:table-cell>
          <table:table-cell table:style-name="ce4" office:value-type="string" calcext:value-type="string">
            <text:p>PyGame: This library provides an easy interface to the Standard Directmedia Library (SDL) platform-independent graphics, audio, and input libraries. It is used for developing video games using computer graphics and audio libraries along with Python programming language.</text:p>
          </table:table-cell>
          <table:table-cell table:style-name="ce4" office:value-type="string" calcext:value-type="string">
            <text:p>PyGame: PyGame is an open source library used for developing 2D games in Python. It includes libraries for adding computer graphics and sound. It is an easy-to-understand and beginner-friendly platform that can help you develop games quickly. Another module that one can learn for game development is Pyglet which is an object oriented programming interface.</text:p>
          </table:table-cell>
          <table:table-cell table:style-name="ce4"/>
          <table:table-cell table:style-name="ce7" table:number-columns-repeated="1019"/>
        </table:table-row>
        <table:table-row table:style-name="ro7">
          <table:table-cell table:style-name="ce4" office:value-type="string" calcext:value-type="string">
            <text:p>PyTorch – Machine Learning</text:p>
          </table:table-cell>
          <table:table-cell office:value-type="string" calcext:value-type="string">
            <text:p>PyTorch is an open-source python machine learning library. It is based on the Torch library and was initially developed by the A.I researcher group of facebook. The good thing about PyTorch is, it can be used for multi- variational applications like computer vision and NLP (natural language processing) as well.</text:p>
          </table:table-cell>
          <table:table-cell table:style-name="ce4" office:value-type="string" calcext:value-type="string">
            <text:p>PyTorch: PyTorch is the largest machine learning library that optimizes tensor computations. It has rich APIs to perform tensor computations with strong GPU acceleration. It also helps to solve application issues related to neural networks.</text:p>
          </table:table-cell>
          <table:table-cell table:style-name="ce4"/>
          <table:table-cell table:style-name="ce4" office:value-type="string" calcext:value-type="string">
            <text:p>PyTorch. PyTorch has been becoming quite favorable in most setups because it works in the form of the most extensive machine learning library allowing the developers to go ahead with the performance of the several computations within the structures. In addition to the creation of the dynamic computational operations, it finds use in the acceleration of the GPU and also the calculation of the gradient automatically. <text:s text:c="4"/>Other than that, the library is favorable for API for solving the application issue. This scenario has been associated with neural networks. The machine learning language based on Torch works in the source machine library implemented in C programming. The library in Python had its introduction in 2017. Since its inception, it has been working in a popular machine learning library and attracting an increasing number of machine learning developers.</text:p>
          </table:table-cell>
          <table:table-cell table:style-name="ce7" table:number-columns-repeated="1019"/>
        </table:table-row>
        <table:table-row table:style-name="ro6">
          <table:table-cell office:value-type="string" calcext:value-type="string">
            <text:p>PyWin32 – Programming using Windows.</text:p>
          </table:table-cell>
          <table:table-cell table:style-name="ce1" office:value-type="string" calcext:value-type="string">
            <text:p>-</text:p>
          </table:table-cell>
          <table:table-cell/>
          <table:table-cell office:value-type="string" calcext:value-type="string">
            <text:p>PyWin32. For the programmer using Windows, Pywin32 is a package that they must know. It provides methods and classes for interacting with Windows. PyWin32 provides access to many of the native Windows API functions. It allows you to interact with the Windows registry, use the Windows clipboard, and so on.</text:p>
          </table:table-cell>
          <table:table-cell table:number-columns-repeated="1020"/>
        </table:table-row>
        <table:table-row table:style-name="ro13">
          <table:table-cell table:style-name="ce4" office:value-type="string" calcext:value-type="string">
            <text:p>Requests – HTTP</text:p>
          </table:table-cell>
          <table:table-cell office:value-type="string" calcext:value-type="string">
            <text:p>Requests is a rich Python HTTP library. Released under Apache2.0 license, Requests is focused on making HTTP requests more responsive and user-friendly. This python library is a real blessing for beginners as it allows the use of most common methods of HTTP. You can easily customize, inspect, authorize, and configure HTTP requests using this library.</text:p>
          </table:table-cell>
          <table:table-cell table:style-name="ce4"/>
          <table:table-cell table:style-name="ce4" office:value-type="string" calcext:value-type="string">
            <text:p>Requests : Writing a code that sends HTTP requests is hard as it is not in a human readable format. For this purpose, Python provides the Requests that let one send HTTP/1.1 requests, add headers, form data, multipart files, and parameters with the help of dictionaries. It keeps connections with HTTP servers alive automatically, eliminating the need to write a bunch of code to form the connection again. In addition, it also lets you access the response data in the same way.</text:p>
          </table:table-cell>
          <table:table-cell table:style-name="ce4"/>
          <table:table-cell table:style-name="ce7" table:number-columns-repeated="1019"/>
        </table:table-row>
        <table:table-row table:style-name="ro14">
          <table:table-cell table:style-name="ce4" office:value-type="string" calcext:value-type="string">
            <text:p>Sckikit Learn – Machine Learning</text:p>
          </table:table-cell>
          <table:table-cell office:value-type="string" calcext:value-type="string">
            <text:p>Scikit learn is a simple and useful python machine learning library. It is written in python, cython, C, and C++. However, most of it is written in the Python programming language. It is a free machine learning library. It is a flexible python package that can work in complete harmony with other python libraries and packages such as Numpy and Scipy.</text:p>
          </table:table-cell>
          <table:table-cell table:style-name="ce4" office:value-type="string" calcext:value-type="string">
            <text:p>Scikit-learn: It is a famous Python library to work with complex data. Scikit-learn is an open-source library that supports machine learning. It supports variously supervised and unsupervised algorithms like linear regression, classification, clustering, etc. This library works in association with Numpy and SciPy.</text:p>
          </table:table-cell>
          <table:table-cell table:style-name="ce4" office:value-type="string" calcext:value-type="string">
            <text:p>Scikit-learn. It is a free library that is used for building machine learning models using Python. It contains many algorithms including classification, regression, clustering, model selection, naive Bayes’, grade boosting, K-means, and also preprocessing tools. Other similar libraries used for deep learning are Tensor Flow, PyTorch, and Keras.</text:p>
          </table:table-cell>
          <table:table-cell table:style-name="ce4" office:value-type="string" calcext:value-type="string">
            <text:p>Scikit learn. This is one of the top libraries in the Python Program that has been associated with the Python library. It has been considered one of the best libraries for working with complex data. Lots of the changes have already been made to this library. One of the significant modifications that have been brought to it is the cross-validation of the future, providing the ability to utilize more than one factor. The training methods associated include logistics, regression, and nearest neighbours. It has also received little improvement in cross-validation making it favorable. There are various methods for checking the duration of the supervisor’s models. In addition to that, there are also unsupervised learning algorithms. The speed of the algorithms in the offering starts from clustering principal component analysis, factor analysis, and some other unsupervised neural networks. The feature extraction is one of the significant features of this library, right from extracting the features from the images and the text. It finds use in the real-time setup because it contains a number of the algorithms for the implementation of the standard machine learning and data mining tasks, including dimensionality reduction, regression, classification, clustering, and model selection.</text:p>
          </table:table-cell>
          <table:table-cell table:style-name="ce7" table:number-columns-repeated="1019"/>
        </table:table-row>
        <table:table-row table:style-name="ro15">
          <table:table-cell office:value-type="string" calcext:value-type="string">
            <text:p>Scrapy – Extract data from websites</text:p>
          </table:table-cell>
          <table:table-cell table:style-name="ce1" office:value-type="string" calcext:value-type="string">
            <text:p>-</text:p>
          </table:table-cell>
          <table:table-cell office:value-type="string" calcext:value-type="string">
            <text:p>Scrapy: It is an open-source library that is used for extracting data from websites. It provides very fast web crawling and high-level screen scraping. It can also be used for data mining and automated testing of data.</text:p>
          </table:table-cell>
          <table:table-cell table:number-columns-repeated="1021"/>
        </table:table-row>
        <table:table-row table:style-name="ro8">
          <table:table-cell office:value-type="string" calcext:value-type="string">
            <text:p>Seaborn</text:p>
          </table:table-cell>
          <table:table-cell table:style-name="ce1" office:value-type="string" calcext:value-type="string">
            <text:p>-</text:p>
          </table:table-cell>
          <table:table-cell table:number-columns-repeated="2"/>
          <table:table-cell office:value-type="string" calcext:value-type="string">
            <text:p>Seaborn. Whenever it comes to visualizing the statistical models, including the heat maps, this is the Python library that is the best and most reliable source. The python libraries for data science are derived from matplotlib, making it favorable for integration with the data structures. The installation is also easy, and it won’t be Complex like many other libraries.</text:p>
          </table:table-cell>
          <table:table-cell table:number-columns-repeated="1019"/>
        </table:table-row>
        <table:table-row table:style-name="ro4">
          <table:table-cell table:style-name="ce4" office:value-type="string" calcext:value-type="string">
            <text:p>SQLAlchemy – Database abstraction library</text:p>
          </table:table-cell>
          <table:table-cell office:value-type="string" calcext:value-type="string">
            <text:p>Our next one on the list is a Database Abstraction Library for Python. SQLAlchemy comes with astounding support for a broad range of databases and layouts as possible. It provides a professional level of consistent patterns, developed for efficiency. It is easy to understand; for beginners as well. And featured with a really adjustable system.</text:p>
          </table:table-cell>
          <table:table-cell table:style-name="ce4"/>
          <table:table-cell table:style-name="ce4" office:value-type="string" calcext:value-type="string">
            <text:p>SQLAlchemy. SQLAlchemy is a library designed for accessing databases. It allows us to form a connection between Python and the database. It provides easy-to-understand commands that can be used by beginners too. This library of Python supports most platforms which include Python 2.5, Jython, and Pypy. Other libraries that can be used are SQLite and mysql-connector.</text:p>
          </table:table-cell>
          <table:table-cell table:style-name="ce4" office:value-type="string" calcext:value-type="string">
            <text:p>SQLAlchemy. SQLAcademy serves as a database abstraction library for Python with incredible support for a range of databases. Also, there is the involvement of the range layouts. SQLAcademy provides consistent patterns. What makes it favorable is that it is easy to understand and can be used by beginners. SQLAcademy, as one of the most popular Python libraries, improves the speed of communication between Python language as well as databases and supports platforms such as Jython, Python 2.5, and Pypy. Develop database schemes from scratch.</text:p>
          </table:table-cell>
          <table:table-cell table:style-name="ce7" table:number-columns-repeated="1019"/>
        </table:table-row>
        <table:table-row table:style-name="ro9">
          <table:table-cell table:style-name="ce4" office:value-type="string" calcext:value-type="string">
            <text:p>TensorFlow – High level computation, Machine Learning, Deep Learning.</text:p>
          </table:table-cell>
          <table:table-cell office:value-type="string" calcext:value-type="string">
            <text:p>TensorFlow is a free, open-source python <text:a xlink:href="https://www.ubuntupit.com/best-ai-and-machine-learning-software-and-frameworks/" xlink:type="simple">machine learning library</text:a>. It is very easy to learn and has a handful collection of useful tools. However, it is not limited to machine learning only; you can also use it for dataflow and programs that are differentiable. You can easily get to work with TensorFlow by installing Colab Notebooks in any browser you use.</text:p>
          </table:table-cell>
          <table:table-cell table:style-name="ce4" office:value-type="string" calcext:value-type="string">
            <text:p>This library was developed by Google in collaboration with the Brain Team. It is an open-source library used for high-level computations. It is also used in machine learning and deep learning algorithms. It contains a large number of tensor operations. Researchers also use this Python library to solve complex computations in Mathematics and Physics.</text:p>
          </table:table-cell>
          <table:table-cell table:style-name="ce4"/>
          <table:table-cell table:style-name="ce4" office:value-type="string" calcext:value-type="string">
            <text:p>Tensorflow. Tensorflow serves as a Python library first developed by Google in collaboration with the brain team. It operates in the form of an open-source library that is useful for high-level computation in machine learning and deep learning algorithms. Tensorflow contains a large number of tensor operations. Researchers have been using the python library for solving complex computations, especially in mathematics and physics.</text:p>
          </table:table-cell>
          <table:table-cell table:style-name="ce7" table:number-columns-repeated="1019"/>
        </table:table-row>
        <table:table-row table:style-name="ro3">
          <table:table-cell office:value-type="string" calcext:value-type="string">
            <text:p>TextBlob – simplified NLP</text:p>
          </table:table-cell>
          <table:table-cell table:style-name="ce5" office:value-type="string" calcext:value-type="string">
            <text:p>TextBlob is one of the most simplified Python NLP libraries – for textual data processing. It is available both in Python 2.0 and Python 3.0. We mentioned the word “simplified” because this natural language processing python library comes with a very simple API, which does the job of different NLP related tasks with full efficiency. Beginners will enjoy this simple API for the first time, so as the professionals.</text:p>
          </table:table-cell>
          <table:table-cell table:number-columns-repeated="1022"/>
        </table:table-row>
        <table:table-row table:style-name="ro16">
          <table:table-cell table:style-name="ce4" office:value-type="string" calcext:value-type="string">
            <text:p>Theano – Optimizing compiler</text:p>
          </table:table-cell>
          <table:table-cell office:value-type="string" calcext:value-type="string">
            <text:p>Theano is a python library and a compiler for feasible computer programs – a.k.a an optimizing compiler. It can analyze, describe, optimize, and influence different mathematical declarations at the same time. As Theano makes the best use of multi-dimensional arrays, you hardly have to worry about the perfection of your projects.</text:p>
          </table:table-cell>
          <table:table-cell table:style-name="ce4" table:number-columns-repeated="2"/>
          <table:table-cell table:style-name="ce4" office:value-type="string" calcext:value-type="string">
            <text:p>Theano. The open-source library enables defining optimisation and evaluation of the mathematical expressions that come inclusive of the multidimensional array with a considerable amount of the data. In this regard, this Python library will be enabling the script implementation of the code. In addition to that, it can recognize the unstable expressions and will be completing them with stable algorithms. They will be giving a significant range of operations that you won’t find with many other libraries.</text:p>
          </table:table-cell>
          <table:table-cell table:style-name="ce7" table:number-columns-repeated="1019"/>
        </table:table-row>
        <table:table-row table:style-name="ro2">
          <table:table-cell office:value-type="string" calcext:value-type="string">
            <text:p>wxPython – GUI Toolkit for Python</text:p>
          </table:table-cell>
          <table:table-cell table:style-name="ce5" office:value-type="string" calcext:value-type="string">
            <text:p>wxPython is a GUI toolkit for python. It is a powerful wrapper for many computer software that can be implemented on a variety of digital platforms. Many professionals have found wxPython very effective as an alternative to <text:a xlink:href="https://wiki.python.org/moin/TkInter" xlink:type="simple">Tkinter</text:a>. It is applied as an extension module of Python.</text:p>
          </table:table-cell>
          <table:table-cell table:number-columns-repeated="1022"/>
        </table:table-row>
        <table:table-row table:style-name="ro1">
          <table:table-cell/>
          <table:table-cell table:style-name="ce1"/>
          <table:table-cell table:number-columns-repeated="1022"/>
        </table:table-row>
        <table:table-row table:style-name="ro3">
          <table:table-cell office:value-type="string" calcext:value-type="string">
            <text:p>Tkinter</text:p>
          </table:table-cell>
          <table:table-cell table:style-name="ce1"/>
          <table:table-cell/>
          <table:table-cell office:value-type="string" calcext:value-type="string">
            <text:p>Tkinter. This is a library that helps in developing an app with a Graphical User Interface (GUI). This is one of the most commonly used frameworks by developers for creating GUIs. It connects Python to the TK GUI toolkit, which virtually works on every modern operating system. Another module that can be used for this purpose is PyQt that binds Python with a cross platform toolkit named Qt.</text:p>
          </table:table-cell>
          <table:table-cell table:number-columns-repeated="1020"/>
        </table:table-row>
      </table:table>
      <table:named-expressions/>
      <table:database-ranges>
        <table:database-range table:name="__Anonymous_Sheet_DB__0" table:target-range-address="Hoja1.A4:Hoja1.A3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UY"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3">00/00/0000</text:date>, <text:time style:data-style-name="N2" text:time-value="10:40:29.76464824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íctor González Barbone</meta:initial-creator>
    <meta:creation-date>2022-06-10T17:42:49.246721693</meta:creation-date>
    <dc:date>2022-06-13T12:34:59.082432752</dc:date>
    <dc:creator>Víctor González Barbone</dc:creator>
    <meta:editing-duration>PT2H12M55S</meta:editing-duration>
    <meta:editing-cycles>11</meta:editing-cycles>
    <meta:generator>LibreOffice/6.4.7.2$Linux_X86_64 LibreOffice_project/40$Build-2</meta:generator>
    <meta:document-statistic meta:table-count="1" meta:cell-count="98" meta:object-count="0"/>
  </office:meta>
</office:document-meta>
</file>